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1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0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2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 style:data-style-name="N11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/>
    </style:style>
    <style:style style:name="ce4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  <style:text-properties fo:font-size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4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  <style:style style:name="ce5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="0.74pt solid #000000"/>
    </style:style>
    <style:style style:name="ce55" style:family="table-cell" style:parent-style-name="Default" style:data-style-name="N11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style="normal" style:font-size-asian="8pt" style:font-style-asian="normal" style:font-size-complex="8pt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9"/>
        <table:table-column table:style-name="co2" table:default-cell-style-name="ce41"/>
        <table:table-column table:style-name="co3" table:default-cell-style-name="ce43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number-columns-repeated="2" table:default-cell-style-name="ce39"/>
        <table:table-column table:style-name="co7" table:number-columns-repeated="4" table:default-cell-style-name="ce39"/>
        <table:table-column table:style-name="co3" table:number-columns-repeated="1012" table:default-cell-style-name="ce39"/>
        <table:table-row table:style-name="ro1">
          <table:table-cell table:number-columns-repeated="1024"/>
        </table:table-row>
        <table:table-row table:style-name="ro2">
          <table:table-cell table:style-name="ce40"/>
          <table:table-cell table:style-name="ce42"/>
          <table:table-cell table:style-name="ce44" office:value-type="string" calcext:value-type="string">
            <text:p>DATA</text:p>
          </table:table-cell>
          <table:table-cell table:style-name="ce46" office:value-type="string" calcext:value-type="string">
            <text:p><text:span text:style-name="T1">FLUX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FLUXO</text:span></text:p>
            <text:p><text:span text:style-name="T3">INDEXADO</text:span></text:p>
          </table:table-cell>
          <table:table-cell table:style-name="ce46" table:number-columns-spanned="1" table:number-rows-spanned="7"/>
          <table:table-cell table:style-name="ce46" office:value-type="string" calcext:value-type="string">
            <text:p><text:span text:style-name="T1">SALD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SALDO</text:span></text:p>
            <text:p><text:span text:style-name="T3">INDEXADO</text:span></text:p>
          </table:table-cell>
          <table:table-cell table:number-columns-repeated="2"/>
          <table:table-cell table:style-name="ce51"/>
          <table:table-cell table:style-name="ce57"/>
          <table:table-cell table:style-name="ce40" table:number-columns-repeated="1012"/>
        </table:table-row>
        <table:table-row table:style-name="ro1">
          <table:table-cell table:style-name="ce40"/>
          <table:table-cell table:style-name="ce42" office:value-type="float" office:value="0" calcext:value-type="float">
            <text:p>0</text:p>
          </table:table-cell>
          <table:table-cell table:style-name="ce45" office:value-type="date" office:date-value="2022-01-01" calcext:value-type="date">
            <text:p>01/01/22</text:p>
          </table:table-cell>
          <table:table-cell table:style-name="ce47" office:value-type="currency" office:currency="BRL" office:value="-10000" calcext:value-type="currency">
            <text:p>-R$ 10.000,00</text:p>
          </table:table-cell>
          <table:table-cell table:style-name="ce47" table:formula="of:=[.D3]/(1+[.$K$3])^[.B3]" office:value-type="currency" office:currency="BRL" office:value="-10000" calcext:value-type="currency">
            <text:p>-R$ 10.000,00</text:p>
          </table:table-cell>
          <table:covered-table-cell table:style-name="ce47"/>
          <table:table-cell table:style-name="ce47" table:formula="of:=[.D3]" office:value-type="currency" office:currency="BRL" office:value="-10000" calcext:value-type="currency">
            <text:p>-R$ 10.000,00</text:p>
          </table:table-cell>
          <table:table-cell table:style-name="ce47" table:formula="of:=[.E3]" office:value-type="currency" office:currency="BRL" office:value="-10000" calcext:value-type="currency">
            <text:p>-R$ 10.000,00</text:p>
          </table:table-cell>
          <table:table-cell/>
          <table:table-cell table:style-name="ce48" office:value-type="string" calcext:value-type="string">
            <text:p>TMA</text:p>
          </table:table-cell>
          <table:table-cell table:style-name="ce52" office:value-type="percentage" office:value="0.1" calcext:value-type="percentage" table:number-columns-spanned="2" table:number-rows-spanned="1">
            <text:p>10,00%</text:p>
          </table:table-cell>
          <table:covered-table-cell table:style-name="ce46"/>
          <table:table-cell table:style-name="ce40" table:number-columns-repeated="10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5" office:value-type="date" office:date-value="2023-01-01" calcext:value-type="date">
            <text:p>01/01/23</text:p>
          </table:table-cell>
          <table:table-cell table:style-name="ce47" office:value-type="currency" office:currency="BRL" office:value="3500" calcext:value-type="currency">
            <text:p>R$ 3.500,00</text:p>
          </table:table-cell>
          <table:table-cell table:style-name="ce47" table:formula="of:=[.D4]/(1+[.$K$3])^[.B4]" office:value-type="currency" office:currency="BRL" office:value="3181.81818181818" calcext:value-type="currency">
            <text:p>R$ 3.181,82</text:p>
          </table:table-cell>
          <table:covered-table-cell table:style-name="ce47"/>
          <table:table-cell table:style-name="ce47" table:formula="of:=[.G3]+[.D4]" office:value-type="currency" office:currency="BRL" office:value="-6500" calcext:value-type="currency">
            <text:p>-R$ 6.500,00</text:p>
          </table:table-cell>
          <table:table-cell table:style-name="ce47" table:formula="of:=[.H3]+[.E4]" office:value-type="currency" office:currency="BRL" office:value="-6818.18181818182" calcext:value-type="currency">
            <text:p>-R$ 6.818,18</text:p>
          </table:table-cell>
          <table:table-cell/>
          <table:table-cell table:style-name="ce48" office:value-type="string" calcext:value-type="string">
            <text:p>VPL</text:p>
          </table:table-cell>
          <table:table-cell table:style-name="ce53" table:formula="of:=NPV([.K3];[.D4:.D8])+[.D3]" office:value-type="currency" office:currency="BRL" office:value="3862.28585975871" calcext:value-type="currency" table:number-columns-spanned="2" table:number-rows-spanned="1">
            <text:p>R$ 3.862,29</text:p>
          </table:table-cell>
          <table:covered-table-cell table:style-name="ce5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45" office:value-type="date" office:date-value="2024-01-01" calcext:value-type="date">
            <text:p>01/01/24</text:p>
          </table:table-cell>
          <table:table-cell table:style-name="ce47" office:value-type="currency" office:currency="BRL" office:value="1000" calcext:value-type="currency">
            <text:p>R$ 1.000,00</text:p>
          </table:table-cell>
          <table:table-cell table:style-name="ce47" table:formula="of:=[.D5]/(1+[.$K$3])^[.B5]" office:value-type="currency" office:currency="BRL" office:value="826.446280991735" calcext:value-type="currency">
            <text:p>R$ 826,45</text:p>
          </table:table-cell>
          <table:covered-table-cell table:style-name="ce47"/>
          <table:table-cell table:style-name="ce47" table:formula="of:=[.G4]+[.D5]" office:value-type="currency" office:currency="BRL" office:value="-5500" calcext:value-type="currency">
            <text:p>-R$ 5.500,00</text:p>
          </table:table-cell>
          <table:table-cell table:style-name="ce47" table:formula="of:=[.H4]+[.E5]" office:value-type="currency" office:currency="BRL" office:value="-5991.73553719008" calcext:value-type="currency">
            <text:p>-R$ 5.991,74</text:p>
          </table:table-cell>
          <table:table-cell/>
          <table:table-cell table:style-name="ce48" office:value-type="string" calcext:value-type="string">
            <text:p>TIR</text:p>
          </table:table-cell>
          <table:table-cell table:style-name="ce52" table:formula="of:=IRR([.D3:.D8])" office:value-type="percentage" office:value="0.233628237484466" calcext:value-type="percentage" table:number-columns-spanned="2" table:number-rows-spanned="1">
            <text:p>23,36%</text:p>
          </table:table-cell>
          <table:covered-table-cell table:style-name="ce5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table:style-name="ce45" office:value-type="date" office:date-value="2025-01-01" calcext:value-type="date">
            <text:p>01/01/25</text:p>
          </table:table-cell>
          <table:table-cell table:style-name="ce47" office:value-type="currency" office:currency="BRL" office:value="7000" calcext:value-type="currency">
            <text:p>R$ 7.000,00</text:p>
          </table:table-cell>
          <table:table-cell table:style-name="ce47" table:formula="of:=[.D6]/(1+[.$K$3])^[.B6]" office:value-type="currency" office:currency="BRL" office:value="5259.20360631104" calcext:value-type="currency">
            <text:p>R$ 5.259,20</text:p>
          </table:table-cell>
          <table:covered-table-cell table:style-name="ce47"/>
          <table:table-cell table:style-name="ce47" table:formula="of:=[.G5]+[.D6]" office:value-type="currency" office:currency="BRL" office:value="1500" calcext:value-type="currency">
            <text:p>R$ 1.500,00</text:p>
          </table:table-cell>
          <table:table-cell table:style-name="ce47" table:formula="of:=[.H5]+[.E6]" office:value-type="currency" office:currency="BRL" office:value="-732.531930879043" calcext:value-type="currency">
            <text:p>-R$ 732,53</text:p>
          </table:table-cell>
          <table:table-cell/>
          <table:table-cell table:style-name="ce49" table:number-columns-spanned="3" table:number-rows-spanned="1"/>
          <table:covered-table-cell table:number-columns-repeated="2" table:style-name="ce54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4" calcext:value-type="float">
            <text:p>4</text:p>
          </table:table-cell>
          <table:table-cell table:style-name="ce45" office:value-type="date" office:date-value="2026-01-01" calcext:value-type="date">
            <text:p>01/01/26</text:p>
          </table:table-cell>
          <table:table-cell table:style-name="ce47" office:value-type="currency" office:currency="BRL" office:value="4000" calcext:value-type="currency">
            <text:p>R$ 4.000,00</text:p>
          </table:table-cell>
          <table:table-cell table:style-name="ce47" table:formula="of:=[.D7]/(1+[.$K$3])^[.B7]" office:value-type="currency" office:currency="BRL" office:value="2732.05382146028" calcext:value-type="currency">
            <text:p>R$ 2.732,05</text:p>
          </table:table-cell>
          <table:covered-table-cell table:style-name="ce47"/>
          <table:table-cell table:style-name="ce47" table:formula="of:=[.G6]+[.D7]" office:value-type="currency" office:currency="BRL" office:value="5500" calcext:value-type="currency">
            <text:p>R$ 5.500,00</text:p>
          </table:table-cell>
          <table:table-cell table:style-name="ce47" table:formula="of:=[.H6]+[.E7]" office:value-type="currency" office:currency="BRL" office:value="1999.52189058124" calcext:value-type="currency">
            <text:p>R$ 1.999,52</text:p>
          </table:table-cell>
          <table:table-cell/>
          <table:table-cell table:style-name="ce48" office:value-type="string" calcext:value-type="string" table:number-columns-spanned="1" table:number-rows-spanned="2">
            <text:p>PB</text:p>
          </table:table-cell>
          <table:table-cell table:style-name="ce46" table:formula="of:=MATCH(0;[.G3:.G8];1)-1" office:value-type="float" office:value="2" calcext:value-type="float">
            <text:p>2</text:p>
          </table:table-cell>
          <table:table-cell table:style-name="ce46" table:formula="of:=MATCH(0;[.H3:.H8];1)-1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5" office:value-type="date" office:date-value="2027-01-01" calcext:value-type="date">
            <text:p>01/01/27</text:p>
          </table:table-cell>
          <table:table-cell table:style-name="ce47" office:value-type="currency" office:currency="BRL" office:value="3000" calcext:value-type="currency">
            <text:p>R$ 3.000,00</text:p>
          </table:table-cell>
          <table:table-cell table:style-name="ce47" table:formula="of:=[.D8]/(1+[.$K$3])^[.B8]" office:value-type="currency" office:currency="BRL" office:value="1862.76396917747" calcext:value-type="currency">
            <text:p>R$ 1.862,76</text:p>
          </table:table-cell>
          <table:covered-table-cell table:style-name="ce47"/>
          <table:table-cell table:style-name="ce47" table:formula="of:=[.G7]+[.D8]" office:value-type="currency" office:currency="BRL" office:value="8500" calcext:value-type="currency">
            <text:p>R$ 8.500,00</text:p>
          </table:table-cell>
          <table:table-cell table:style-name="ce47" table:formula="of:=[.H7]+[.E8]" office:value-type="currency" office:currency="BRL" office:value="3862.28585975871" calcext:value-type="currency">
            <text:p>R$ 3.862,29</text:p>
          </table:table-cell>
          <table:table-cell/>
          <table:covered-table-cell table:style-name="ce50"/>
          <table:table-cell table:style-name="ce55" table:formula="of:=[.K7]-OFFSET([.G3];[.K7];0)/OFFSET([.D3];[.K7]+1;0)" office:value-type="float" office:value="2.78571428571429" calcext:value-type="float">
            <text:p>2,786</text:p>
          </table:table-cell>
          <table:table-cell table:style-name="ce55" table:formula="of:=[.L7]-OFFSET([.H3];[.L7];0)/OFFSET([.E3];[.L7]+1;0)" office:value-type="float" office:value="3.268125" calcext:value-type="float">
            <text:p>3,268</text:p>
          </table:table-cell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43" table:number-columns-repeated="4"/>
          <table:table-cell table:style-name="ce26"/>
          <table:table-cell table:style-name="ce43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ce43" table:number-columns-repeated="11"/>
          <table:table-cell table:number-columns-repeated="1010"/>
        </table:table-row>
        <table:table-row table:style-name="ro1" table:number-rows-repeated="6">
          <table:table-cell table:number-columns-repeated="3"/>
          <table:table-cell table:style-name="ce43" table:number-columns-repeated="5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ce39"/>
        <table:table-column table:style-name="co2" table:default-cell-style-name="ce41"/>
        <table:table-column table:style-name="co3" table:default-cell-style-name="ce43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number-columns-repeated="2" table:default-cell-style-name="ce39"/>
        <table:table-column table:style-name="co7" table:number-columns-repeated="2" table:default-cell-style-name="ce39"/>
        <table:table-column table:style-name="co8" table:default-cell-style-name="ce39"/>
        <table:table-column table:style-name="co7" table:default-cell-style-name="ce39"/>
        <table:table-column table:style-name="co3" table:number-columns-repeated="1012" table:default-cell-style-name="ce39"/>
        <table:table-row table:style-name="ro1">
          <table:table-cell table:number-columns-repeated="1024"/>
        </table:table-row>
        <table:table-row table:style-name="ro2">
          <table:table-cell table:style-name="ce40"/>
          <table:table-cell table:style-name="ce42"/>
          <table:table-cell table:style-name="ce44" office:value-type="string" calcext:value-type="string">
            <text:p>DATA</text:p>
          </table:table-cell>
          <table:table-cell table:style-name="ce46" office:value-type="string" calcext:value-type="string">
            <text:p><text:span text:style-name="T1">FLUX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FLUXO</text:span></text:p>
            <text:p><text:span text:style-name="T3">INDEXADO</text:span></text:p>
          </table:table-cell>
          <table:table-cell table:style-name="ce46" table:number-columns-spanned="1" table:number-rows-spanned="8"/>
          <table:table-cell table:style-name="ce46" office:value-type="string" calcext:value-type="string">
            <text:p><text:span text:style-name="T1">SALD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SALDO</text:span></text:p>
            <text:p><text:span text:style-name="T3">INDEXADO</text:span></text:p>
          </table:table-cell>
          <table:table-cell table:number-columns-repeated="2"/>
          <table:table-cell table:style-name="ce51"/>
          <table:table-cell table:style-name="ce57"/>
          <table:table-cell table:style-name="ce40" table:number-columns-repeated="1012"/>
        </table:table-row>
        <table:table-row table:style-name="ro1">
          <table:table-cell table:style-name="ce40"/>
          <table:table-cell table:style-name="ce42" office:value-type="float" office:value="0" calcext:value-type="float">
            <text:p>0</text:p>
          </table:table-cell>
          <table:table-cell table:style-name="ce45" office:value-type="date" office:date-value="2022-01-01" calcext:value-type="date">
            <text:p>01/01/22</text:p>
          </table:table-cell>
          <table:table-cell table:style-name="ce47" office:value-type="currency" office:currency="BRL" office:value="-25000" calcext:value-type="currency">
            <text:p>-R$ 25.000,00</text:p>
          </table:table-cell>
          <table:table-cell table:style-name="ce47" table:formula="of:=[.D3]/(1+[.$K$3])^[.B3]" office:value-type="currency" office:currency="BRL" office:value="-25000" calcext:value-type="currency">
            <text:p>-R$ 25.000,00</text:p>
          </table:table-cell>
          <table:covered-table-cell table:style-name="ce47"/>
          <table:table-cell table:style-name="ce47" table:formula="of:=[.D3]" office:value-type="currency" office:currency="BRL" office:value="-25000" calcext:value-type="currency">
            <text:p>-R$ 25.000,00</text:p>
          </table:table-cell>
          <table:table-cell table:style-name="ce47" table:formula="of:=[.E3]" office:value-type="currency" office:currency="BRL" office:value="-25000" calcext:value-type="currency">
            <text:p>-R$ 25.000,00</text:p>
          </table:table-cell>
          <table:table-cell/>
          <table:table-cell table:style-name="ce48" office:value-type="string" calcext:value-type="string">
            <text:p>TMA</text:p>
          </table:table-cell>
          <table:table-cell table:style-name="ce52" office:value-type="percentage" office:value="0.05" calcext:value-type="percentage" table:number-columns-spanned="2" table:number-rows-spanned="1">
            <text:p>5,00%</text:p>
          </table:table-cell>
          <table:covered-table-cell table:style-name="ce46"/>
          <table:table-cell table:style-name="ce40" table:number-columns-repeated="10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5" office:value-type="date" office:date-value="2023-01-01" calcext:value-type="date">
            <text:p>01/01/23</text:p>
          </table:table-cell>
          <table:table-cell table:style-name="ce47" office:value-type="currency" office:currency="BRL" office:value="70000" calcext:value-type="currency">
            <text:p>R$ 70.000,00</text:p>
          </table:table-cell>
          <table:table-cell table:style-name="ce47" table:formula="of:=[.D4]/(1+[.$K$3])^[.B4]" office:value-type="currency" office:currency="BRL" office:value="66666.6666666667" calcext:value-type="currency">
            <text:p>R$ 66.666,67</text:p>
          </table:table-cell>
          <table:covered-table-cell table:style-name="ce47"/>
          <table:table-cell table:style-name="ce47" table:formula="of:=[.G3]+[.D4]" office:value-type="currency" office:currency="BRL" office:value="45000" calcext:value-type="currency">
            <text:p>R$ 45.000,00</text:p>
          </table:table-cell>
          <table:table-cell table:style-name="ce47" table:formula="of:=[.H3]+[.E4]" office:value-type="currency" office:currency="BRL" office:value="41666.6666666667" calcext:value-type="currency">
            <text:p>R$ 41.666,67</text:p>
          </table:table-cell>
          <table:table-cell/>
          <table:table-cell table:style-name="ce48" office:value-type="string" calcext:value-type="string">
            <text:p>VPL</text:p>
          </table:table-cell>
          <table:table-cell table:style-name="ce53" table:formula="of:=NPV([.K3];[.D4:.D9])+[.D3]" office:value-type="currency" office:currency="BRL" office:value="149326.146801019" calcext:value-type="currency" table:number-columns-spanned="2" table:number-rows-spanned="1">
            <text:p>R$ 149.326,15</text:p>
          </table:table-cell>
          <table:covered-table-cell table:style-name="ce5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45" office:value-type="date" office:date-value="2024-01-01" calcext:value-type="date">
            <text:p>01/01/24</text:p>
          </table:table-cell>
          <table:table-cell table:style-name="ce47" office:value-type="currency" office:currency="BRL" office:value="40000" calcext:value-type="currency">
            <text:p>R$ 40.000,00</text:p>
          </table:table-cell>
          <table:table-cell table:style-name="ce47" table:formula="of:=[.D5]/(1+[.$K$3])^[.B5]" office:value-type="currency" office:currency="BRL" office:value="36281.179138322" calcext:value-type="currency">
            <text:p>R$ 36.281,18</text:p>
          </table:table-cell>
          <table:covered-table-cell table:style-name="ce47"/>
          <table:table-cell table:style-name="ce47" table:formula="of:=[.G4]+[.D5]" office:value-type="currency" office:currency="BRL" office:value="85000" calcext:value-type="currency">
            <text:p>R$ 85.000,00</text:p>
          </table:table-cell>
          <table:table-cell table:style-name="ce47" table:formula="of:=[.H4]+[.E5]" office:value-type="currency" office:currency="BRL" office:value="77947.8458049887" calcext:value-type="currency">
            <text:p>R$ 77.947,85</text:p>
          </table:table-cell>
          <table:table-cell/>
          <table:table-cell table:style-name="ce48" office:value-type="string" calcext:value-type="string">
            <text:p>TIR</text:p>
          </table:table-cell>
          <table:table-cell table:style-name="ce52" table:formula="of:=IRR([.D3:.D9])" office:value-type="percentage" office:value="2.37399327991619" calcext:value-type="percentage" table:number-columns-spanned="2" table:number-rows-spanned="1">
            <text:p>237,40%</text:p>
          </table:table-cell>
          <table:covered-table-cell table:style-name="ce5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table:style-name="ce45" office:value-type="date" office:date-value="2025-01-01" calcext:value-type="date">
            <text:p>01/01/25</text:p>
          </table:table-cell>
          <table:table-cell table:style-name="ce47" office:value-type="currency" office:currency="BRL" office:value="30000" calcext:value-type="currency">
            <text:p>R$ 30.000,00</text:p>
          </table:table-cell>
          <table:table-cell table:style-name="ce47" table:formula="of:=[.D6]/(1+[.$K$3])^[.B6]" office:value-type="currency" office:currency="BRL" office:value="25915.1279559443" calcext:value-type="currency">
            <text:p>R$ 25.915,13</text:p>
          </table:table-cell>
          <table:covered-table-cell table:style-name="ce47"/>
          <table:table-cell table:style-name="ce47" table:formula="of:=[.G5]+[.D6]" office:value-type="currency" office:currency="BRL" office:value="115000" calcext:value-type="currency">
            <text:p>R$ 115.000,00</text:p>
          </table:table-cell>
          <table:table-cell table:style-name="ce47" table:formula="of:=[.H5]+[.E6]" office:value-type="currency" office:currency="BRL" office:value="103862.973760933" calcext:value-type="currency">
            <text:p>R$ 103.862,97</text:p>
          </table:table-cell>
          <table:table-cell/>
          <table:table-cell table:style-name="ce49" table:number-columns-spanned="3" table:number-rows-spanned="1"/>
          <table:covered-table-cell table:number-columns-repeated="2" table:style-name="ce54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4" calcext:value-type="float">
            <text:p>4</text:p>
          </table:table-cell>
          <table:table-cell table:style-name="ce45" office:value-type="date" office:date-value="2026-01-01" calcext:value-type="date">
            <text:p>01/01/26</text:p>
          </table:table-cell>
          <table:table-cell table:style-name="ce47" office:value-type="currency" office:currency="BRL" office:value="-30000" calcext:value-type="currency">
            <text:p>-R$ 30.000,00</text:p>
          </table:table-cell>
          <table:table-cell table:style-name="ce47" table:formula="of:=[.D7]/(1+[.$K$3])^[.B7]" office:value-type="currency" office:currency="BRL" office:value="-24681.0742437565" calcext:value-type="currency">
            <text:p>-R$ 24.681,07</text:p>
          </table:table-cell>
          <table:covered-table-cell table:style-name="ce47"/>
          <table:table-cell table:style-name="ce47" table:formula="of:=[.G6]+[.D7]" office:value-type="currency" office:currency="BRL" office:value="85000" calcext:value-type="currency">
            <text:p>R$ 85.000,00</text:p>
          </table:table-cell>
          <table:table-cell table:style-name="ce47" table:formula="of:=[.H6]+[.E7]" office:value-type="currency" office:currency="BRL" office:value="79181.8995171765" calcext:value-type="currency">
            <text:p>R$ 79.181,90</text:p>
          </table:table-cell>
          <table:table-cell/>
          <table:table-cell table:style-name="ce48" office:value-type="string" calcext:value-type="string" table:number-columns-spanned="1" table:number-rows-spanned="2">
            <text:p>PB</text:p>
          </table:table-cell>
          <table:table-cell table:style-name="ce46" table:formula="of:=MATCH(0;[.G3:.G9];1)-1" office:value-type="float" office:value="0" calcext:value-type="float">
            <text:p>0</text:p>
          </table:table-cell>
          <table:table-cell table:style-name="ce46" table:formula="of:=MATCH(0;[.H3:.H9];1)-1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5" office:value-type="date" office:date-value="2027-01-01" calcext:value-type="date">
            <text:p>01/01/27</text:p>
          </table:table-cell>
          <table:table-cell table:style-name="ce47" office:value-type="currency" office:currency="BRL" office:value="80000" calcext:value-type="currency">
            <text:p>R$ 80.000,00</text:p>
          </table:table-cell>
          <table:table-cell table:style-name="ce47" table:formula="of:=[.D8]/(1+[.$K$3])^[.B8]" office:value-type="currency" office:currency="BRL" office:value="62682.0933174767" calcext:value-type="currency">
            <text:p>R$ 62.682,09</text:p>
          </table:table-cell>
          <table:covered-table-cell table:style-name="ce47"/>
          <table:table-cell table:style-name="ce47" table:formula="of:=[.G7]+[.D8]" office:value-type="currency" office:currency="BRL" office:value="165000" calcext:value-type="currency">
            <text:p>R$ 165.000,00</text:p>
          </table:table-cell>
          <table:table-cell table:style-name="ce47" table:formula="of:=[.H7]+[.E8]" office:value-type="currency" office:currency="BRL" office:value="141863.992834653" calcext:value-type="currency">
            <text:p>R$ 141.863,99</text:p>
          </table:table-cell>
          <table:table-cell/>
          <table:covered-table-cell table:style-name="ce50"/>
          <table:table-cell table:style-name="ce55" table:formula="of:=[.K7]-OFFSET([.G3];[.K7];0)/OFFSET([.D3];[.K7]+1;0)" office:value-type="float" office:value="0.357142857142857" calcext:value-type="float">
            <text:p>0,357</text:p>
          </table:table-cell>
          <table:table-cell table:style-name="ce55" table:formula="of:=[.L7]-OFFSET([.H3];[.L7];0)/OFFSET([.E3];[.L7]+1;0)" office:value-type="float" office:value="0.375" calcext:value-type="float">
            <text:p>0,375</text:p>
          </table:table-cell>
          <table:table-cell table:number-columns-repeated="1012"/>
        </table:table-row>
        <table:table-row table:style-name="ro1">
          <table:table-cell/>
          <table:table-cell table:style-name="ce42" office:value-type="float" office:value="6" calcext:value-type="float">
            <text:p>6</text:p>
          </table:table-cell>
          <table:table-cell table:style-name="ce45" office:value-type="date" office:date-value="2028-01-01" calcext:value-type="date">
            <text:p>01/01/28</text:p>
          </table:table-cell>
          <table:table-cell table:style-name="ce47" office:value-type="currency" office:currency="BRL" office:value="10000" calcext:value-type="currency">
            <text:p>R$ 10.000,00</text:p>
          </table:table-cell>
          <table:table-cell table:style-name="ce47" table:formula="of:=[.D9]/(1+[.$K$3])^[.B9]" office:value-type="currency" office:currency="BRL" office:value="7462.15396636627" calcext:value-type="currency">
            <text:p>R$ 7.462,15</text:p>
          </table:table-cell>
          <table:covered-table-cell table:style-name="ce46"/>
          <table:table-cell table:style-name="ce47" table:formula="of:=[.G8]+[.D9]" office:value-type="currency" office:currency="BRL" office:value="175000" calcext:value-type="currency">
            <text:p>R$ 175.000,00</text:p>
          </table:table-cell>
          <table:table-cell table:style-name="ce47" table:formula="of:=[.H8]+[.E9]" office:value-type="currency" office:currency="BRL" office:value="149326.146801019" calcext:value-type="currency">
            <text:p>R$ 149.326,15</text:p>
          </table:table-cell>
          <table:table-cell table:style-name="ce43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43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43" table:number-columns-repeated="11"/>
          <table:table-cell table:number-columns-repeated="1010"/>
        </table:table-row>
        <table:table-row table:style-name="ro1" table:number-rows-repeated="6">
          <table:table-cell table:number-columns-repeated="3"/>
          <table:table-cell table:style-name="ce43" table:number-columns-repeated="5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table:table-column table:style-name="co1" table:default-cell-style-name="ce39"/>
        <table:table-column table:style-name="co2" table:default-cell-style-name="ce41"/>
        <table:table-column table:style-name="co3" table:default-cell-style-name="ce43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number-columns-repeated="2" table:default-cell-style-name="ce39"/>
        <table:table-column table:style-name="co7" table:number-columns-repeated="2" table:default-cell-style-name="ce39"/>
        <table:table-column table:style-name="co8" table:default-cell-style-name="ce39"/>
        <table:table-column table:style-name="co7" table:default-cell-style-name="ce39"/>
        <table:table-column table:style-name="co3" table:number-columns-repeated="1012" table:default-cell-style-name="ce39"/>
        <table:table-row table:style-name="ro1">
          <table:table-cell table:number-columns-repeated="1024"/>
        </table:table-row>
        <table:table-row table:style-name="ro2">
          <table:table-cell table:style-name="ce40"/>
          <table:table-cell table:style-name="ce42"/>
          <table:table-cell table:style-name="ce44" office:value-type="string" calcext:value-type="string">
            <text:p>DATA</text:p>
          </table:table-cell>
          <table:table-cell table:style-name="ce46" office:value-type="string" calcext:value-type="string">
            <text:p><text:span text:style-name="T1">FLUX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FLUXO</text:span></text:p>
            <text:p><text:span text:style-name="T3">INDEXADO</text:span></text:p>
          </table:table-cell>
          <table:table-cell table:style-name="ce46" table:number-columns-spanned="1" table:number-rows-spanned="7"/>
          <table:table-cell table:style-name="ce46" office:value-type="string" calcext:value-type="string">
            <text:p><text:span text:style-name="T1">SALD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SALDO</text:span></text:p>
            <text:p><text:span text:style-name="T3">INDEXADO</text:span></text:p>
          </table:table-cell>
          <table:table-cell table:number-columns-repeated="2"/>
          <table:table-cell table:style-name="ce51"/>
          <table:table-cell table:style-name="ce57"/>
          <table:table-cell table:style-name="ce40" table:number-columns-repeated="1012"/>
        </table:table-row>
        <table:table-row table:style-name="ro1">
          <table:table-cell table:style-name="ce40"/>
          <table:table-cell table:style-name="ce42" office:value-type="float" office:value="0" calcext:value-type="float">
            <text:p>0</text:p>
          </table:table-cell>
          <table:table-cell table:style-name="ce45" office:value-type="date" office:date-value="2022-01-01" calcext:value-type="date">
            <text:p>01/01/22</text:p>
          </table:table-cell>
          <table:table-cell table:style-name="ce47" office:value-type="currency" office:currency="BRL" office:value="-78000" calcext:value-type="currency">
            <text:p>-R$ 78.000,00</text:p>
          </table:table-cell>
          <table:table-cell table:style-name="ce47" table:formula="of:=[.D3]/(1+[.$K$3])^[.B3]" office:value-type="currency" office:currency="BRL" office:value="-78000" calcext:value-type="currency">
            <text:p>-R$ 78.000,00</text:p>
          </table:table-cell>
          <table:covered-table-cell table:style-name="ce47"/>
          <table:table-cell table:style-name="ce47" table:formula="of:=[.D3]" office:value-type="currency" office:currency="BRL" office:value="-78000" calcext:value-type="currency">
            <text:p>-R$ 78.000,00</text:p>
          </table:table-cell>
          <table:table-cell table:style-name="ce47" table:formula="of:=[.E3]" office:value-type="currency" office:currency="BRL" office:value="-78000" calcext:value-type="currency">
            <text:p>-R$ 78.000,00</text:p>
          </table:table-cell>
          <table:table-cell/>
          <table:table-cell table:style-name="ce48" office:value-type="string" calcext:value-type="string">
            <text:p>TMA</text:p>
          </table:table-cell>
          <table:table-cell table:style-name="ce52" office:value-type="percentage" office:value="0.1375" calcext:value-type="percentage" table:number-columns-spanned="2" table:number-rows-spanned="1">
            <text:p>13,75%</text:p>
          </table:table-cell>
          <table:covered-table-cell table:style-name="ce46"/>
          <table:table-cell table:style-name="ce40" table:number-columns-repeated="10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5" office:value-type="date" office:date-value="2023-01-01" calcext:value-type="date">
            <text:p>01/01/23</text:p>
          </table:table-cell>
          <table:table-cell table:style-name="ce47" office:value-type="currency" office:currency="BRL" office:value="50000" calcext:value-type="currency">
            <text:p>R$ 50.000,00</text:p>
          </table:table-cell>
          <table:table-cell table:style-name="ce47" table:formula="of:=[.D4]/(1+[.$K$3])^[.B4]" office:value-type="currency" office:currency="BRL" office:value="43956.043956044" calcext:value-type="currency">
            <text:p>R$ 43.956,04</text:p>
          </table:table-cell>
          <table:covered-table-cell table:style-name="ce47"/>
          <table:table-cell table:style-name="ce47" table:formula="of:=[.G3]+[.D4]" office:value-type="currency" office:currency="BRL" office:value="-28000" calcext:value-type="currency">
            <text:p>-R$ 28.000,00</text:p>
          </table:table-cell>
          <table:table-cell table:style-name="ce47" table:formula="of:=[.H3]+[.E4]" office:value-type="currency" office:currency="BRL" office:value="-34043.956043956" calcext:value-type="currency">
            <text:p>-R$ 34.043,96</text:p>
          </table:table-cell>
          <table:table-cell/>
          <table:table-cell table:style-name="ce48" office:value-type="string" calcext:value-type="string">
            <text:p>VPL</text:p>
          </table:table-cell>
          <table:table-cell table:style-name="ce53" table:formula="of:=NPV([.K3];[.D4:.D8])+[.D3]" office:value-type="currency" office:currency="BRL" office:value="101647.484637246" calcext:value-type="currency" table:number-columns-spanned="2" table:number-rows-spanned="1">
            <text:p>R$ 101.647,48</text:p>
          </table:table-cell>
          <table:covered-table-cell table:style-name="ce5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45" office:value-type="date" office:date-value="2024-01-01" calcext:value-type="date">
            <text:p>01/01/24</text:p>
          </table:table-cell>
          <table:table-cell table:style-name="ce47" office:value-type="currency" office:currency="BRL" office:value="70000" calcext:value-type="currency">
            <text:p>R$ 70.000,00</text:p>
          </table:table-cell>
          <table:table-cell table:style-name="ce47" table:formula="of:=[.D5]/(1+[.$K$3])^[.B5]" office:value-type="currency" office:currency="BRL" office:value="54099.7464074387" calcext:value-type="currency">
            <text:p>R$ 54.099,75</text:p>
          </table:table-cell>
          <table:covered-table-cell table:style-name="ce47"/>
          <table:table-cell table:style-name="ce47" table:formula="of:=[.G4]+[.D5]" office:value-type="currency" office:currency="BRL" office:value="42000" calcext:value-type="currency">
            <text:p>R$ 42.000,00</text:p>
          </table:table-cell>
          <table:table-cell table:style-name="ce47" table:formula="of:=[.H4]+[.E5]" office:value-type="currency" office:currency="BRL" office:value="20055.7903634827" calcext:value-type="currency">
            <text:p>R$ 20.055,79</text:p>
          </table:table-cell>
          <table:table-cell/>
          <table:table-cell table:style-name="ce48" office:value-type="string" calcext:value-type="string">
            <text:p>TIR</text:p>
          </table:table-cell>
          <table:table-cell table:style-name="ce52" table:formula="of:=IRR([.D3:.D8])" office:value-type="percentage" office:value="0.616395800030781" calcext:value-type="percentage" table:number-columns-spanned="2" table:number-rows-spanned="1">
            <text:p>61,64%</text:p>
          </table:table-cell>
          <table:covered-table-cell table:style-name="ce5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table:style-name="ce45" office:value-type="date" office:date-value="2025-01-01" calcext:value-type="date">
            <text:p>01/01/25</text:p>
          </table:table-cell>
          <table:table-cell table:style-name="ce47" office:value-type="currency" office:currency="BRL" office:value="50000" calcext:value-type="currency">
            <text:p>R$ 50.000,00</text:p>
          </table:table-cell>
          <table:table-cell table:style-name="ce47" table:formula="of:=[.D6]/(1+[.$K$3])^[.B6]" office:value-type="currency" office:currency="BRL" office:value="33971.5833013744" calcext:value-type="currency">
            <text:p>R$ 33.971,58</text:p>
          </table:table-cell>
          <table:covered-table-cell table:style-name="ce47"/>
          <table:table-cell table:style-name="ce47" table:formula="of:=[.G5]+[.D6]" office:value-type="currency" office:currency="BRL" office:value="92000" calcext:value-type="currency">
            <text:p>R$ 92.000,00</text:p>
          </table:table-cell>
          <table:table-cell table:style-name="ce47" table:formula="of:=[.H5]+[.E6]" office:value-type="currency" office:currency="BRL" office:value="54027.3736648571" calcext:value-type="currency">
            <text:p>R$ 54.027,37</text:p>
          </table:table-cell>
          <table:table-cell/>
          <table:table-cell table:style-name="ce49" table:number-columns-spanned="3" table:number-rows-spanned="1"/>
          <table:covered-table-cell table:number-columns-repeated="2" table:style-name="ce54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4" calcext:value-type="float">
            <text:p>4</text:p>
          </table:table-cell>
          <table:table-cell table:style-name="ce45" office:value-type="date" office:date-value="2026-01-01" calcext:value-type="date">
            <text:p>01/01/26</text:p>
          </table:table-cell>
          <table:table-cell table:style-name="ce47" office:value-type="currency" office:currency="BRL" office:value="5000" calcext:value-type="currency">
            <text:p>R$ 5.000,00</text:p>
          </table:table-cell>
          <table:table-cell table:style-name="ce47" table:formula="of:=[.D7]/(1+[.$K$3])^[.B7]" office:value-type="currency" office:currency="BRL" office:value="2986.51281770324" calcext:value-type="currency">
            <text:p>R$ 2.986,51</text:p>
          </table:table-cell>
          <table:covered-table-cell table:style-name="ce47"/>
          <table:table-cell table:style-name="ce47" table:formula="of:=[.G6]+[.D7]" office:value-type="currency" office:currency="BRL" office:value="97000" calcext:value-type="currency">
            <text:p>R$ 97.000,00</text:p>
          </table:table-cell>
          <table:table-cell table:style-name="ce47" table:formula="of:=[.H6]+[.E7]" office:value-type="currency" office:currency="BRL" office:value="57013.8864825603" calcext:value-type="currency">
            <text:p>R$ 57.013,89</text:p>
          </table:table-cell>
          <table:table-cell/>
          <table:table-cell table:style-name="ce48" office:value-type="string" calcext:value-type="string" table:number-columns-spanned="1" table:number-rows-spanned="2">
            <text:p>PB</text:p>
          </table:table-cell>
          <table:table-cell table:style-name="ce46" table:formula="of:=MATCH(0;[.G3:.G8];1)-1" office:value-type="float" office:value="1" calcext:value-type="float">
            <text:p>1</text:p>
          </table:table-cell>
          <table:table-cell table:style-name="ce46" table:formula="of:=MATCH(0;[.H3:.H8];1)-1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5" office:value-type="date" office:date-value="2027-01-01" calcext:value-type="date">
            <text:p>01/01/27</text:p>
          </table:table-cell>
          <table:table-cell table:style-name="ce47" office:value-type="currency" office:currency="BRL" office:value="85000" calcext:value-type="currency">
            <text:p>R$ 85.000,00</text:p>
          </table:table-cell>
          <table:table-cell table:style-name="ce47" table:formula="of:=[.D8]/(1+[.$K$3])^[.B8]" office:value-type="currency" office:currency="BRL" office:value="44633.5981546858" calcext:value-type="currency">
            <text:p>R$ 44.633,60</text:p>
          </table:table-cell>
          <table:covered-table-cell table:style-name="ce47"/>
          <table:table-cell table:style-name="ce47" table:formula="of:=[.G7]+[.D8]" office:value-type="currency" office:currency="BRL" office:value="182000" calcext:value-type="currency">
            <text:p>R$ 182.000,00</text:p>
          </table:table-cell>
          <table:table-cell table:style-name="ce47" table:formula="of:=[.H7]+[.E8]" office:value-type="currency" office:currency="BRL" office:value="101647.484637246" calcext:value-type="currency">
            <text:p>R$ 101.647,48</text:p>
          </table:table-cell>
          <table:table-cell/>
          <table:covered-table-cell table:style-name="ce50"/>
          <table:table-cell table:style-name="ce55" table:formula="of:=[.K7]-OFFSET([.G3];[.K7];0)/OFFSET([.D3];[.K7]+1;0)" office:value-type="float" office:value="1.4" calcext:value-type="float">
            <text:p>1,400</text:p>
          </table:table-cell>
          <table:table-cell table:style-name="ce55" table:formula="of:=[.L7]-OFFSET([.H3];[.L7];0)/OFFSET([.E3];[.L7]+1;0)" office:value-type="float" office:value="1.62928125" calcext:value-type="float">
            <text:p>1,62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8"/>
          <table:table-cell table:style-name="ce40" table:number-columns-repeated="2"/>
          <table:table-cell/>
          <table:table-cell table:style-name="ce40" table:number-columns-repeated="2"/>
          <table:table-cell table:style-name="ce43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43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43" table:number-columns-repeated="11"/>
          <table:table-cell table:number-columns-repeated="1010"/>
        </table:table-row>
        <table:table-row table:style-name="ro1" table:number-rows-repeated="6">
          <table:table-cell table:number-columns-repeated="3"/>
          <table:table-cell table:style-name="ce43" table:number-columns-repeated="5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4" table:style-name="ta1">
        <table:table-column table:style-name="co1" table:default-cell-style-name="ce39"/>
        <table:table-column table:style-name="co2" table:default-cell-style-name="ce41"/>
        <table:table-column table:style-name="co3" table:default-cell-style-name="ce43"/>
        <table:table-column table:style-name="co4" table:default-cell-style-name="ce39"/>
        <table:table-column table:style-name="co9" table:default-cell-style-name="ce39"/>
        <table:table-column table:style-name="co6" table:default-cell-style-name="ce39"/>
        <table:table-column table:style-name="co4" table:number-columns-repeated="2" table:default-cell-style-name="ce39"/>
        <table:table-column table:style-name="co7" table:number-columns-repeated="2" table:default-cell-style-name="ce39"/>
        <table:table-column table:style-name="co8" table:default-cell-style-name="ce39"/>
        <table:table-column table:style-name="co7" table:default-cell-style-name="ce39"/>
        <table:table-column table:style-name="co3" table:number-columns-repeated="1012" table:default-cell-style-name="ce39"/>
        <table:table-row table:style-name="ro1">
          <table:table-cell table:number-columns-repeated="1024"/>
        </table:table-row>
        <table:table-row table:style-name="ro2">
          <table:table-cell table:style-name="ce40"/>
          <table:table-cell table:style-name="ce42"/>
          <table:table-cell table:style-name="ce44" office:value-type="string" calcext:value-type="string">
            <text:p>DATA</text:p>
          </table:table-cell>
          <table:table-cell table:style-name="ce46" office:value-type="string" calcext:value-type="string">
            <text:p><text:span text:style-name="T1">FLUX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FLUXO</text:span></text:p>
            <text:p><text:span text:style-name="T3">INDEXADO</text:span></text:p>
          </table:table-cell>
          <table:table-cell table:style-name="ce46" table:number-columns-spanned="1" table:number-rows-spanned="7"/>
          <table:table-cell table:style-name="ce46" office:value-type="string" calcext:value-type="string">
            <text:p><text:span text:style-name="T1">SALDO</text:span></text:p>
            <text:p><text:span text:style-name="T3">NORMAL</text:span></text:p>
          </table:table-cell>
          <table:table-cell table:style-name="ce46" office:value-type="string" calcext:value-type="string">
            <text:p><text:span text:style-name="T1">SALDO</text:span></text:p>
            <text:p><text:span text:style-name="T3">INDEXADO</text:span></text:p>
          </table:table-cell>
          <table:table-cell table:number-columns-repeated="2"/>
          <table:table-cell table:style-name="ce51"/>
          <table:table-cell table:style-name="ce57"/>
          <table:table-cell table:style-name="ce40" table:number-columns-repeated="1012"/>
        </table:table-row>
        <table:table-row table:style-name="ro1">
          <table:table-cell table:style-name="ce40"/>
          <table:table-cell table:style-name="ce42" office:value-type="float" office:value="0" calcext:value-type="float">
            <text:p>0</text:p>
          </table:table-cell>
          <table:table-cell table:style-name="ce45" office:value-type="date" office:date-value="2022-01-01" calcext:value-type="date">
            <text:p>01/01/22</text:p>
          </table:table-cell>
          <table:table-cell table:style-name="ce47" office:value-type="currency" office:currency="BRL" office:value="-150000" calcext:value-type="currency">
            <text:p>-R$ 150.000,00</text:p>
          </table:table-cell>
          <table:table-cell table:style-name="ce47" table:formula="of:=[.D3]/(1+[.$K$3])^[.B3]" office:value-type="currency" office:currency="BRL" office:value="-150000" calcext:value-type="currency">
            <text:p>-R$ 150.000,00</text:p>
          </table:table-cell>
          <table:covered-table-cell table:style-name="ce47"/>
          <table:table-cell table:style-name="ce47" table:formula="of:=[.D3]" office:value-type="currency" office:currency="BRL" office:value="-150000" calcext:value-type="currency">
            <text:p>-R$ 150.000,00</text:p>
          </table:table-cell>
          <table:table-cell table:style-name="ce47" table:formula="of:=[.E3]" office:value-type="currency" office:currency="BRL" office:value="-150000" calcext:value-type="currency">
            <text:p>-R$ 150.000,00</text:p>
          </table:table-cell>
          <table:table-cell/>
          <table:table-cell table:style-name="ce48" office:value-type="string" calcext:value-type="string">
            <text:p>TMA</text:p>
          </table:table-cell>
          <table:table-cell table:style-name="ce52" office:value-type="percentage" office:value="0.12" calcext:value-type="percentage" table:number-columns-spanned="2" table:number-rows-spanned="1">
            <text:p>12,00%</text:p>
          </table:table-cell>
          <table:covered-table-cell table:style-name="ce46"/>
          <table:table-cell table:style-name="ce40" table:number-columns-repeated="10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5" office:value-type="date" office:date-value="2023-01-01" calcext:value-type="date">
            <text:p>01/01/23</text:p>
          </table:table-cell>
          <table:table-cell table:style-name="ce47" office:value-type="currency" office:currency="BRL" office:value="100000" calcext:value-type="currency">
            <text:p>R$ 100.000,00</text:p>
          </table:table-cell>
          <table:table-cell table:style-name="ce47" table:formula="of:=[.D4]/(1+[.$K$3])^[.B4]" office:value-type="currency" office:currency="BRL" office:value="89285.7142857143" calcext:value-type="currency">
            <text:p>R$ 89.285,71</text:p>
          </table:table-cell>
          <table:covered-table-cell table:style-name="ce47"/>
          <table:table-cell table:style-name="ce47" table:formula="of:=[.G3]+[.D4]" office:value-type="currency" office:currency="BRL" office:value="-50000" calcext:value-type="currency">
            <text:p>-R$ 50.000,00</text:p>
          </table:table-cell>
          <table:table-cell table:style-name="ce47" table:formula="of:=[.H3]+[.E4]" office:value-type="currency" office:currency="BRL" office:value="-60714.2857142857" calcext:value-type="currency">
            <text:p>-R$ 60.714,29</text:p>
          </table:table-cell>
          <table:table-cell/>
          <table:table-cell table:style-name="ce48" office:value-type="string" calcext:value-type="string">
            <text:p>VPL</text:p>
          </table:table-cell>
          <table:table-cell table:style-name="ce53" table:formula="of:=NPV([.K3];[.D4:.D8])+[.D3]" office:value-type="currency" office:currency="BRL" office:value="92148.1487205851" calcext:value-type="currency" table:number-columns-spanned="2" table:number-rows-spanned="1">
            <text:p>R$ 92.148,15</text:p>
          </table:table-cell>
          <table:covered-table-cell table:style-name="ce53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45" office:value-type="date" office:date-value="2024-01-01" calcext:value-type="date">
            <text:p>01/01/24</text:p>
          </table:table-cell>
          <table:table-cell table:style-name="ce47" office:value-type="currency" office:currency="BRL" office:value="30000" calcext:value-type="currency">
            <text:p>R$ 30.000,00</text:p>
          </table:table-cell>
          <table:table-cell table:style-name="ce47" table:formula="of:=[.D5]/(1+[.$K$3])^[.B5]" office:value-type="currency" office:currency="BRL" office:value="23915.8163265306" calcext:value-type="currency">
            <text:p>R$ 23.915,82</text:p>
          </table:table-cell>
          <table:covered-table-cell table:style-name="ce47"/>
          <table:table-cell table:style-name="ce47" table:formula="of:=[.G4]+[.D5]" office:value-type="currency" office:currency="BRL" office:value="-20000" calcext:value-type="currency">
            <text:p>-R$ 20.000,00</text:p>
          </table:table-cell>
          <table:table-cell table:style-name="ce47" table:formula="of:=[.H4]+[.E5]" office:value-type="currency" office:currency="BRL" office:value="-36798.4693877551" calcext:value-type="currency">
            <text:p>-R$ 36.798,47</text:p>
          </table:table-cell>
          <table:table-cell/>
          <table:table-cell table:style-name="ce48" office:value-type="string" calcext:value-type="string">
            <text:p>TIR</text:p>
          </table:table-cell>
          <table:table-cell table:style-name="ce52" table:formula="of:=IRR([.D3:.D8])" office:value-type="percentage" office:value="0.355993679101459" calcext:value-type="percentage" table:number-columns-spanned="2" table:number-rows-spanned="1">
            <text:p>35,60%</text:p>
          </table:table-cell>
          <table:covered-table-cell table:style-name="ce52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table:style-name="ce45" office:value-type="date" office:date-value="2025-01-01" calcext:value-type="date">
            <text:p>01/01/25</text:p>
          </table:table-cell>
          <table:table-cell table:style-name="ce47" office:value-type="currency" office:currency="BRL" office:value="45000" calcext:value-type="currency">
            <text:p>R$ 45.000,00</text:p>
          </table:table-cell>
          <table:table-cell table:style-name="ce47" table:formula="of:=[.D6]/(1+[.$K$3])^[.B6]" office:value-type="currency" office:currency="BRL" office:value="32030.1111516035" calcext:value-type="currency">
            <text:p>R$ 32.030,11</text:p>
          </table:table-cell>
          <table:covered-table-cell table:style-name="ce47"/>
          <table:table-cell table:style-name="ce47" table:formula="of:=[.G5]+[.D6]" office:value-type="currency" office:currency="BRL" office:value="25000" calcext:value-type="currency">
            <text:p>R$ 25.000,00</text:p>
          </table:table-cell>
          <table:table-cell table:style-name="ce47" table:formula="of:=[.H5]+[.E6]" office:value-type="currency" office:currency="BRL" office:value="-4768.35823615163" calcext:value-type="currency">
            <text:p>-R$ 4.768,36</text:p>
          </table:table-cell>
          <table:table-cell/>
          <table:table-cell table:style-name="ce49" table:number-columns-spanned="3" table:number-rows-spanned="1"/>
          <table:covered-table-cell table:number-columns-repeated="2" table:style-name="ce54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4" calcext:value-type="float">
            <text:p>4</text:p>
          </table:table-cell>
          <table:table-cell table:style-name="ce45" office:value-type="date" office:date-value="2026-01-01" calcext:value-type="date">
            <text:p>01/01/26</text:p>
          </table:table-cell>
          <table:table-cell table:style-name="ce47" office:value-type="currency" office:currency="BRL" office:value="90000" calcext:value-type="currency">
            <text:p>R$ 90.000,00</text:p>
          </table:table-cell>
          <table:table-cell table:style-name="ce47" table:formula="of:=[.D7]/(1+[.$K$3])^[.B7]" office:value-type="currency" office:currency="BRL" office:value="57196.6270564348" calcext:value-type="currency">
            <text:p>R$ 57.196,63</text:p>
          </table:table-cell>
          <table:covered-table-cell table:style-name="ce47"/>
          <table:table-cell table:style-name="ce47" table:formula="of:=[.G6]+[.D7]" office:value-type="currency" office:currency="BRL" office:value="115000" calcext:value-type="currency">
            <text:p>R$ 115.000,00</text:p>
          </table:table-cell>
          <table:table-cell table:style-name="ce47" table:formula="of:=[.H6]+[.E7]" office:value-type="currency" office:currency="BRL" office:value="52428.2688202832" calcext:value-type="currency">
            <text:p>R$ 52.428,27</text:p>
          </table:table-cell>
          <table:table-cell/>
          <table:table-cell table:style-name="ce48" office:value-type="string" calcext:value-type="string" table:number-columns-spanned="1" table:number-rows-spanned="2">
            <text:p>PB</text:p>
          </table:table-cell>
          <table:table-cell table:style-name="ce46" table:formula="of:=MATCH(0;[.G3:.G8];1)-1" office:value-type="float" office:value="2" calcext:value-type="float">
            <text:p>2</text:p>
          </table:table-cell>
          <table:table-cell table:style-name="ce46" table:formula="of:=MATCH(0;[.H3:.H8];1)-1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2" office:value-type="float" office:value="5" calcext:value-type="float">
            <text:p>5</text:p>
          </table:table-cell>
          <table:table-cell table:style-name="ce45" office:value-type="date" office:date-value="2027-01-01" calcext:value-type="date">
            <text:p>01/01/27</text:p>
          </table:table-cell>
          <table:table-cell table:style-name="ce47" office:value-type="currency" office:currency="BRL" office:value="70000" calcext:value-type="currency">
            <text:p>R$ 70.000,00</text:p>
          </table:table-cell>
          <table:table-cell table:style-name="ce47" table:formula="of:=[.D8]/(1+[.$K$3])^[.B8]" office:value-type="currency" office:currency="BRL" office:value="39719.8799003019" calcext:value-type="currency">
            <text:p>R$ 39.719,88</text:p>
          </table:table-cell>
          <table:covered-table-cell table:style-name="ce47"/>
          <table:table-cell table:style-name="ce47" table:formula="of:=[.G7]+[.D8]" office:value-type="currency" office:currency="BRL" office:value="185000" calcext:value-type="currency">
            <text:p>R$ 185.000,00</text:p>
          </table:table-cell>
          <table:table-cell table:style-name="ce47" table:formula="of:=[.H7]+[.E8]" office:value-type="currency" office:currency="BRL" office:value="92148.1487205851" calcext:value-type="currency">
            <text:p>R$ 92.148,15</text:p>
          </table:table-cell>
          <table:table-cell/>
          <table:covered-table-cell table:style-name="ce50"/>
          <table:table-cell table:style-name="ce55" table:formula="of:=[.K7]-OFFSET([.G3];[.K7];0)/OFFSET([.D3];[.K7]+1;0)" office:value-type="float" office:value="2.44444444444444" calcext:value-type="float">
            <text:p>2,444</text:p>
          </table:table-cell>
          <table:table-cell table:style-name="ce55" table:formula="of:=[.L7]-OFFSET([.H3];[.L7];0)/OFFSET([.E3];[.L7]+1;0)" office:value-type="float" office:value="3.08336782222222" calcext:value-type="float">
            <text:p>3,08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8"/>
          <table:table-cell table:style-name="ce40" table:number-columns-repeated="2"/>
          <table:table-cell/>
          <table:table-cell table:style-name="ce40" table:number-columns-repeated="2"/>
          <table:table-cell table:style-name="ce43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43" table:number-columns-repeated="8"/>
          <table:table-cell table:number-columns-repeated="1010"/>
        </table:table-row>
        <table:table-row table:style-name="ro1">
          <table:table-cell table:number-columns-repeated="3"/>
          <table:table-cell table:style-name="ce43" table:number-columns-repeated="11"/>
          <table:table-cell table:number-columns-repeated="1010"/>
        </table:table-row>
        <table:table-row table:style-name="ro1" table:number-rows-repeated="6">
          <table:table-cell table:number-columns-repeated="3"/>
          <table:table-cell table:style-name="ce43" table:number-columns-repeated="5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6:00:24.608018014</meta:creation-date>
    <dc:date>2022-11-13T13:34:06.670971779</dc:date>
    <meta:editing-duration>PT31M18S</meta:editing-duration>
    <meta:editing-cycles>5</meta:editing-cycles>
    <meta:generator>LibreOffice/7.3.7.2$Linux_X86_64 LibreOffice_project/30$Build-2</meta:generator>
    <meta:document-statistic meta:table-count="4" meta:cell-count="214" meta:object-count="0"/>
  </office:meta>
</office:document-meta>
</file>